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Bekezdésalapbetűtípusa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Bemutatkozás</text:p>
      <text:p text:style-name="Standard">Cégünk 2002 óta foglakozik a szilárd hulladékok kezelésének és feldolgozásának gépi eszközeivel.</text:p>
      <text:p text:style-name="Standard">Tevékenységi körünk kiterjed a mechanikai hulladék kezelés szinte valamennyi részterületére, a gyűjtéstől, a<text:s/>szelektáláson át az aprításig.</text:p>
      <text:p text:style-name="Standard">Foglalkozunk vízszintes és függőleges bálázógépek, hulladékprések, aprítógépek, ballisztikus szeparátorok, légszeparátorok, optikai válogatók, sík- és dobrosták, szállítószalagok, mágnes- és örvényáramú szeparátorok, komplett feldolgozó technológiák telepítésével, karbantartásával, javításával és állapotfelügyeletével.</text:p>
      <text:p text:style-name="Standard">Munkatársaink szakképzettsége lehetővé teszi az elektromos, hidraulikus és mechanikus javítások, felújítások elvégzését, így az adott berendezés teljes körű szervizelését meg tudjuk oldani.</text:p>
      <text:p text:style-name="Standard">A szokásos karbantartási-javítási feladatok elvégzése mellett a legmodernebb állapotfelügyeleti mérések is el tudjuk végezni. A meghibásodások előre jelzésével a váratlan események által okozott leállások száma és időtartama<text:s/>lényegesen lecsökkenthető, ami a javítási és az állásidő okozta költségek drasztikus csökkenésében jelenik meg.</text:p>
      <text:p text:style-name="Standard">Rendelkezünk a sérült tengelyek helyszíni – kiszerelés nélküli – javításához szükséges technológiával, ami szintén a költségek és az állásidő minimálisra redukálását segíti elő.</text:p>
      <text:p text:style-name="Standard"/>
      <text:p text:style-name="Standard"/>
      <text:p text:style-name="P2">Telepítés, üzembe helyezés</text:p>
      <text:p text:style-name="Standard">Vállaljuk egyedi gépek és technológia sorok telepítését és üzembe helyezését a ledaruzástól a munka-és érintésvédelmi vizsgálatok elvégzéséig.</text:p>
      <text:p text:style-name="Standard"/>
      <text:p text:style-name="P3">Időszakos karbantartás</text:p>
      <text:p text:style-name="Standard">A berendezések megbízható működésének alapvető feltétele az előírt karbantartások elvégzése. Cégünk az ország bármely területén vállalja a karbantartási feladatok rendszeres végrehajtását.</text:p>
      <text:p text:style-name="Standard"/>
      <text:p text:style-name="P4">Hibaelhárítás</text:p>
      <text:p text:style-name="Standard">Meghibásodás, gépleállás esetén rövid határidőn belül vállaljuk a berendezések elektromos, mechanikai vagy hidraulikus javítását.</text:p>
      <text:p text:style-name="Standard"/>
      <text:p text:style-name="Standard"><text:span text:style-name="T5">Felújítás</text:span></text:p>
      <text:p text:style-name="Standard">Vállaljuk a berendezések állapotfelmérést követő átfogó felújítását, főegységek cseréjét, szerkezeti javítását.</text:p>
      <text:p text:style-name="Standard"/>
      <text:p text:style-name="P6">Állapotfelügyelet</text:p>
      <text:p text:style-name="Standard">A rezgésdiagnosztikai módszerekkel lehetséges a forgó berendezések károsodásának kimutatását már nagyon korai szakaszban.<text:s/>Így a meghibásodás határán működő alkatrészek kicserélhetők a tervezett leállások alkalmával, a nem tervezett leállások elkerülhetők. Cégünk a legkorszerűbb rezgésdiagnosztikai műszerekkel végzett mérések segítségével vállalja a berendezések és technológia<text:s/>sorok állapotfelügyeletét és a lehetséges meghibásodások előre jelzését.</text:p>
      <text:p text:style-name="Standard"/>
      <text:p text:style-name="P7">Speciális tevékenységek</text:p>
      <text:p text:style-name="Standard">A szokásos karbantartási munkákon túl vállaljuk<text:s/>a<text:s/>keményfém kopóréteg javítását, pótlását,<text:s/>az<text:s/>aprítógépek hegesztett késtartóinak gyökfaragásos eltávolítását és<text:s/>újrahegesztését,<text:s/>a<text:s/>sérült tengelyvégek helyszíni, kiszerelés nélküli javítását tengelyvég esztergálással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zh" style:country-asian="CN" style:language-complex="hi" style:country-complex="IN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ttila László</meta:initial-creator>
    <dc:creator>Laszlo Adam</dc:creator>
    <meta:creation-date>2021-05-17T18:32:00Z</meta:creation-date>
    <dc:date>2021-05-26T09:45:00Z</dc:date>
    <meta:template xlink:href="Normal.dotm" xlink:type="simple"/>
    <meta:editing-cycles>8</meta:editing-cycles>
    <meta:editing-duration>PT578340S</meta:editing-duration>
    <meta:document-statistic meta:page-count="1" meta:paragraph-count="5" meta:word-count="402" meta:character-count="2692" meta:row-count="19" meta:non-whitespace-character-count="2295"/>
  </office:meta>
</office:document-meta>
</file>